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8A000000290D62F946.png"/>
  <manifest:file-entry manifest:media-type="image/png" manifest:full-path="Pictures/100002010000009700000014EC786381.png"/>
  <manifest:file-entry manifest:media-type="image/png" manifest:full-path="Pictures/1000020100000066000000220D29C4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mo"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Arimo"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Arimo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m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mo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mo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mo" fo:font-size="12pt" fo:font-style="normal" style:text-underline-style="none" style:font-size-asian="12pt" style:font-style-asian="normal" style:font-size-complex="12pt" style:font-style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mo" fo:font-size="18pt" style:font-size-asian="18pt" style:font-size-complex="18pt"/>
    </style:style>
    <style:style style:name="P9" style:family="paragraph" style:parent-style-name="Standard" style:list-style-name="L7">
      <style:paragraph-properties fo:text-align="start" style:justify-single-word="false"/>
      <style:text-properties style:font-name="Arimo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mo" fo:font-size="14pt" style:font-size-asian="14pt" style:font-size-complex="14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Arimo" fo:font-size="14pt" style:font-size-asian="14pt" style:font-size-complex="14pt"/>
    </style:style>
    <style:style style:name="P12" style:family="paragraph" style:parent-style-name="Standard" style:list-style-name="L6">
      <style:paragraph-properties fo:text-align="start" style:justify-single-word="false"/>
      <style:text-properties style:font-name="Arimo" fo:font-size="14pt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Arimo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m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mo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Arimo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Arimo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Arimo"/>
    </style:style>
    <style:style style:name="P19" style:family="paragraph" style:parent-style-name="Standard" style:list-style-name="L6">
      <style:paragraph-properties fo:text-align="start" style:justify-single-word="false"/>
      <style:text-properties style:font-name="Arimo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Arimo" fo:font-size="12pt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m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style:font-name="Arim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0">
      <style:paragraph-properties fo:text-align="start" style:justify-single-word="false"/>
      <style:text-properties style:font-name="Arim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mo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mo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 style:list-style-name="L8">
      <style:paragraph-properties fo:text-align="start" style:justify-single-word="false"/>
      <style:text-properties style:font-name="Arim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 style:list-style-name="L7">
      <style:paragraph-properties fo:text-align="start" style:justify-single-word="false"/>
      <style:text-properties style:font-name="Arimo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mo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ff6600" style:font-name="Arimo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Standard" style:list-style-name="L9">
      <style:paragraph-properties fo:text-align="start" style:justify-single-word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14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23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style:text-underline-style="none" style:font-size-asian="12pt" style:font-size-complex="12pt"/>
    </style:style>
    <style:style style:name="T2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6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7" style:family="text">
      <style:text-properties style:font-name="Arimo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Arim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65cm" fo:text-indent="-0.635cm" fo:margin-left="8.86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65cm" fo:text-indent="-0.635cm" fo:margin-left="8.86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65cm" fo:text-indent="-0.635cm" fo:margin-left="8.865cm"/>
        </style:list-level-properties>
      </text:list-level-style-bullet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</text:p>
      <text:p text:style-name="P1">Simple Physic Library v1.1</text:p>
      <text:p text:style-name="P1">Piotr Pietras (peterooo94)</text:p>
      <text:list xml:id="list1093848296955316552" text:style-name="L1">
        <text:list-item>
          <text:p text:style-name="P8">General information</text:p>
        </text:list-item>
        <text:list-item>
          <text:p text:style-name="P8"><text:s/>Script's element<text:tab/></text:p>
        </text:list-item>
      </text:list>
      <text:list xml:id="list7464234783661366496" text:style-name="L2">
        <text:list-item>
          <text:p text:style-name="P11">simplePhysic.math</text:p>
        </text:list-item>
      </text:list>
      <text:list xml:id="list8596967312730617133" text:style-name="L3">
        <text:list-item>
          <text:p text:style-name="P16">vector</text:p>
        </text:list-item>
        <text:list-item>
          <text:p text:style-name="P16">line</text:p>
        </text:list-item>
        <text:list-item>
          <text:p text:style-name="P16">physic</text:p>
        </text:list-item>
      </text:list>
      <text:list xml:id="list28307397" text:continue-list="list7464234783661366496" text:style-name="L2">
        <text:list-item>
          <text:p text:style-name="P11">simplePhysic.geometry</text:p>
        </text:list-item>
      </text:list>
      <text:list xml:id="list5688755474103482992" text:style-name="L4">
        <text:list-item>
          <text:p text:style-name="P17">circle</text:p>
        </text:list-item>
        <text:list-item>
          <text:p text:style-name="P17">rectangle</text:p>
        </text:list-item>
      </text:list>
      <text:list xml:id="list28297136" text:continue-list="list28307397" text:style-name="L2">
        <text:list-item>
          <text:p text:style-name="P11">simplePhysic.collision</text:p>
        </text:list-item>
      </text:list>
      <text:list xml:id="list1624264829363228814" text:style-name="L5">
        <text:list-item>
          <text:p text:style-name="P18">ball-frame</text:p>
        </text:list-item>
        <text:list-item>
          <text:p text:style-name="P18">ball-ball</text:p>
        </text:list-item>
        <text:list-item>
          <text:p text:style-name="P18">rectangle-frame</text:p>
        </text:list-item>
        <text:list-item>
          <text:p text:style-name="P18">rectangle-rectangle</text:p>
        </text:list-item>
        <text:list-item>
          <text:p text:style-name="P20">ball-rectangle</text:p>
        </text:list-item>
      </text:list>
      <text:list xml:id="list28305340" text:continue-list="list28297136" text:style-name="L2">
        <text:list-item>
          <text:p text:style-name="P11">simplePhysic.simulation</text:p>
        </text:list-item>
      </text:list>
      <text:list xml:id="list5552419607444291432" text:style-name="L6">
        <text:list-header>
          <text:p text:style-name="P19"/>
          <text:p text:style-name="P12"/>
        </text:list-header>
      </text:list>
      <text:list xml:id="list7768150583034867784" text:style-name="L7">
        <text:list-item>
          <text:p text:style-name="P9">General information</text:p>
          <text:list>
            <text:list-header>
              <text:p text:style-name="P27">App has been created as test ground for development of simplePhysic library.</text:p>
            </text:list-header>
          </text:list>
          <text:p text:style-name="P27">SimplePhysic library allows to simulate behaviour of shapes affected by physics laws. Library is still under construction.</text:p>
          <text:p text:style-name="P27"/>
        </text:list-item>
        <text:list-item>
          <text:p text:style-name="P9"><text:s/>Scripts's element</text:p>
        </text:list-item>
      </text:list>
      <text:p text:style-name="P10"><text:tab/></text:p>
      <text:p text:style-name="P13"><text:tab/>simplePhysic.math</text:p>
      <text:p text:style-name="P14"><text:tab/></text:p>
      <text:p text:style-name="P2"><text:span text:style-name="T11"><text:tab/></text:span><text:span text:style-name="T15">vector - dependency (none)</text:span><text:span text:style-name="T16"> </text:span><text:span text:style-name="T15">-</text:span><text:span text:style-name="T16"> </text:span><text:span text:style-name="T15">current ver (1.1)</text:span></text:p>
      <text:p text:style-name="P4"><text:tab/><text:span text:style-name="T8">Vector</text:span><text:span text:style-name="T6"> </text:span><text:span text:style-name="T1">is a class in </text:span><text:span text:style-name="T8">simplePhysic </text:span><text:span text:style-name="T1">object that describes euclidean vector. </text:span><text:span text:style-name="T8">Vector</text:span><text:span text:style-name="T4"> object is created by passing arrow position(x,y,z). </text:span></text:p>
      <text:p text:style-name="P21">Class contains static methods:</text:p>
      <text:p text:style-name="P4"><text:span text:style-name="T4"><text:tab/>-</text:span><text:span text:style-name="T3">Vector.substract()</text:span><text:span text:style-name="T4"> - returns vector's substraction</text:span></text:p>
      <text:p text:style-name="P6"><text:span text:style-name="T6"><text:tab/>-</text:span>Vector.sum()<text:span text:style-name="T6"> - returns vector's sum</text:span></text:p>
      <text:p text:style-name="P6"><text:tab/><text:span text:style-name="T6">-</text:span>Vector.distance() <text:span text:style-name="T6">- returns distance between two vectors (scalar)</text:span></text:p>
      <text:p text:style-name="P7"><text:span text:style-name="T7"><text:tab/></text:span><text:span text:style-name="T6">-</text:span><text:span text:style-name="T7">Vector.magnitude() </text:span><text:span text:style-name="T6">- returns vector's magnitude</text:span></text:p>
      <text:p text:style-name="P7"><text:span text:style-name="T6"><text:tab/>-</text:span><text:span text:style-name="T7">Vector.unit()</text:span><text:span text:style-name="T6"> - returns unit vector of given vector</text:span></text:p>
      <text:p text:style-name="P7"><text:span text:style-name="T6"><text:tab/>-</text:span><text:span text:style-name="T7">Vector.cross() </text:span><text:span text:style-name="T6">- returns vector's cross product</text:span></text:p>
      <text:p text:style-name="P7"><text:span text:style-name="T6"><text:tab/>-</text:span><text:span text:style-name="T7">Vector.dot() </text:span><text:span text:style-name="T6">- returns vector's dot product</text:span></text:p>
      <text:p text:style-name="P7"><text:span text:style-name="T6"><text:tab/>-</text:span><text:span text:style-name="T7">Vector.subdivide()</text:span><text:span text:style-name="T6"> - returns vector's subdivision to parrarel and normal to given <text:tab/>unit vector</text:span></text:p>
      <text:p text:style-name="P7"><text:span text:style-name="T6"><text:tab/>-</text:span><text:span text:style-name="T7">Vector.rotate() </text:span><text:span text:style-name="T6">- returns vector rotated around given point and angle</text:span></text:p>
      <text:p text:style-name="P7"><text:span text:style-name="T6"><text:tab/>-</text:span><text:span text:style-name="T7">Vector.angle() </text:span><text:span text:style-name="T6">- returns angle between given vactors in rad</text:span></text:p>
      <text:p text:style-name="P7"><text:span text:style-name="T6"><text:tab/>-</text:span><text:span text:style-name="T7">Vector.absolute()</text:span><text:span text:style-name="T6"> - returns vector by changing given vector's position to absolute</text:span></text:p>
      <text:p text:style-name="P7"><text:soft-page-break/><text:span text:style-name="T6"><text:tab/>-</text:span><text:span text:style-name="T7">Vector.assimilate() </text:span><text:span text:style-name="T6">- returns vector by changing vector's sign position to given one</text:span></text:p>
      <text:p text:style-name="P25"><text:tab/></text:p>
      <text:p text:style-name="P2"><text:span text:style-name="T18"><text:tab/>line - dependency (simplePhysic.vector)</text:span><text:span text:style-name="T19"> </text:span><text:span text:style-name="T18">-</text:span><text:span text:style-name="T19"> </text:span><text:span text:style-name="T18">current ver (1.1)</text:span></text:p>
      <text:p text:style-name="P4"><text:span text:style-name="T10"><text:tab/></text:span><text:span text:style-name="T8">Line</text:span><text:span text:style-name="T10"> </text:span><text:span text:style-name="T4">is a class in </text:span><text:span text:style-name="T8">simplePhysic </text:span><text:span text:style-name="T4">object that describes line. </text:span><text:span text:style-name="T8">Line</text:span><text:span text:style-name="T4"> is based on vector </text:span><text:span text:style-name="T4">equetion of line. </text:span><text:span text:style-name="T8">Line</text:span><text:span text:style-name="T4"> object is created by passing two </text:span><text:span text:style-name="T10">vector</text:span><text:span text:style-name="T4"> which points begining and end of the line. </text:span></text:p>
      <text:p text:style-name="P21">Class contains variables: </text:p>
      <text:p text:style-name="P4"><text:span text:style-name="T4"><text:tab/>-v - it's </text:span><text:span text:style-name="T8">vector</text:span><text:span text:style-name="T4"> which is describes direction of </text:span><text:span text:style-name="T8">line</text:span></text:p>
      <text:p text:style-name="P21">Class contains static methods:</text:p>
      <text:p text:style-name="P4"><text:span text:style-name="T4"><text:tab/>-</text:span><text:span text:style-name="T3">Line.moveBy() </text:span><text:span text:style-name="T10">- </text:span><text:span text:style-name="T4">returns line moved by given vector</text:span></text:p>
      <text:p text:style-name="P4"><text:span text:style-name="T4"><text:tab/>-</text:span><text:span text:style-name="T3">Line.intersect2D()</text:span><text:span text:style-name="T10"> - </text:span><text:span text:style-name="T4">checks whether two given lines interesct each other</text:span></text:p>
      <text:p text:style-name="P4"><text:span text:style-name="T4"><text:tab/>-</text:span><text:span text:style-name="T3">Line.intersectPoint2D()</text:span><text:span text:style-name="T10"> - </text:span><text:span text:style-name="T4">returns vector pointing point of two given line <text:tab/>intersection</text:span></text:p>
      <text:p text:style-name="P4"><text:span text:style-name="T4"><text:tab/>-</text:span><text:span text:style-name="T3">Line.distanceToPoint2D()</text:span><text:span text:style-name="T4"> - returns vector normal to given line and conteining <text:tab/>given point. Vector's arrow points given line.</text:span></text:p>
      <text:p text:style-name="P21"/>
      <text:p text:style-name="P2"><text:span text:style-name="T18"><text:tab/>physic - dependency (simplePhysic.vector)</text:span><text:span text:style-name="T19"> </text:span><text:span text:style-name="T18">-</text:span><text:span text:style-name="T19"> </text:span><text:span text:style-name="T18">current ver (1.1)</text:span></text:p>
      <text:p text:style-name="P4"><text:span text:style-name="T4"><text:tab/></text:span><text:span text:style-name="T2">Physic</text:span><text:span text:style-name="T4"> is a module in </text:span><text:span text:style-name="T2">simplePhysic </text:span><text:span text:style-name="T4">object that contains function for impulse collision behaviour of elements. Impulse collision theory is based on wikipedia aricle <text:s/>(</text:span><text:a xlink:type="simple" xlink:href="https://en.wikipedia.org/wiki/Collision_response" text:style-name="Internet_20_link" text:visited-style-name="Visited_20_Internet_20_Link"><text:span text:style-name="T2">https://en.wikipedia.org/wiki/Collision_response</text:span></text:a><text:span text:style-name="T4">).</text:span></text:p>
      <text:p text:style-name="P21">Module contains functons:</text:p>
      <text:p text:style-name="P4"><text:span text:style-name="T4"><text:tab/>-</text:span><text:span text:style-name="T3">collisionImpulse() </text:span><text:span text:style-name="T4">- returns elements' </text:span><text:span text:style-name="T3">impulse </text:span><text:span text:style-name="T4">based on given </text:span><text:span text:style-name="T8">collideVector</text:span><text:span text:style-name="T4"> <text:tab/>(point of collision) and </text:span><text:span text:style-name="T8">normalUnit</text:span><text:span text:style-name="T4"> (normal vector to collision surface changed to <text:tab/>unit).</text:span></text:p>
      <text:p text:style-name="P21"><text:tab/>Orginal equetion:</text:p>
      <text:p text:style-name="P28"><draw:frame draw:style-name="fr1" draw:name="grafika1" text:anchor-type="paragraph" svg:width="10.425cm" svg:height="1.085cm" draw:z-index="0"><draw:image xlink:href="Pictures/100002010000018A000000290D62F946.png" xlink:type="simple" xlink:show="embed" xlink:actuate="onLoad"/></draw:frame> soruce: link above</text:p>
      <text:p text:style-name="P5"><text:span text:style-name="T4"><text:tab/>-</text:span><text:span text:style-name="T5">linearImpulseAffect()</text:span><text:span text:style-name="T4"> - affects choosen element by previously calculated</text:span><text:span text:style-name="T5"> impulse</text:span></text:p>
      <text:p text:style-name="P21"><text:tab/>Orginal equetion:</text:p>
      <text:p text:style-name="P28"><draw:frame draw:style-name="fr1" draw:name="grafika2" text:anchor-type="paragraph" svg:width="2.699cm" svg:height="0.9cm" draw:z-index="1"><draw:image xlink:href="Pictures/1000020100000066000000220D29C435.png" xlink:type="simple" xlink:show="embed" xlink:actuate="onLoad"/></draw:frame>soruce: link above</text:p>
      <text:p text:style-name="P5"><text:span text:style-name="T4"><text:tab/>-</text:span><text:span text:style-name="T5">angularImpulseAffect() </text:span><text:span text:style-name="T4">- affects choosen element by previously calculated</text:span><text:span text:style-name="T5"> <text:tab/>impulse</text:span></text:p>
      <text:p text:style-name="P21"><text:tab/>Orginal equetion:</text:p>
      <text:p text:style-name="P28"><draw:frame draw:style-name="fr1" draw:name="grafika3" text:anchor-type="paragraph" svg:width="3.995cm" svg:height="0.529cm" draw:z-index="2"><draw:image xlink:href="Pictures/100002010000009700000014EC786381.png" xlink:type="simple" xlink:show="embed" xlink:actuate="onLoad"/></draw:frame>soruce: link above</text:p>
      <text:p text:style-name="P5"><text:span text:style-name="T4"><text:tab/>-</text:span><text:span text:style-name="T5">relativeVelocity()</text:span><text:span text:style-name="T4"> - returns sum of angular and linear velocity relatively to given <text:tab/></text:span><text:span text:style-name="T9">relativeVector</text:span><text:span text:style-name="T4"> </text:span></text:p>
      <text:p text:style-name="P5"><text:span text:style-name="T4"><text:tab/>-</text:span><text:span text:style-name="T5">angularVelocityToLinear() </text:span><text:span text:style-name="T4">- converts angular velocity to linear one relatively to <text:tab/>givem </text:span><text:span text:style-name="T9">relativeVector</text:span><text:span text:style-name="T4"> </text:span></text:p>
      <text:p text:style-name="P5"/>
      <text:p text:style-name="P15"><text:tab/>simplePhysic.geometry</text:p>
      <text:p text:style-name="P15"><text:tab/></text:p>
      <text:p text:style-name="P2"><text:span text:style-name="T12"><text:tab/></text:span><text:span text:style-name="T21">geometry - </text:span><text:span text:style-name="T18">dependency (simplePhysic.vector)</text:span><text:span text:style-name="T19"> </text:span><text:span text:style-name="T18">-</text:span><text:span text:style-name="T19"> </text:span><text:span text:style-name="T18">current ver (1.1)</text:span></text:p>
      <text:p text:style-name="P2"><text:span text:style-name="T18"><text:tab/></text:span><text:span text:style-name="T17">Geometry</text:span><text:span text:style-name="T20"> is a extendable class in </text:span><text:span text:style-name="T17">simplePhysic </text:span><text:span text:style-name="T20">object that describes geometry of HTML elements. </text:span><text:span text:style-name="T17">Geometry</text:span><text:span text:style-name="T20"> object is created by passing it's width, height, position and color. </text:span></text:p>
      <text:p text:style-name="P21">Class contains states:</text:p>
      <text:p text:style-name="P21"><text:tab/>-info.x - position x</text:p>
      <text:p text:style-name="P21"><text:tab/>-info.y - position y</text:p>
      <text:p text:style-name="P21"><text:tab/>-info.c - angular position</text:p>
      <text:p text:style-name="P21"><text:soft-page-break/><text:tab/>-info.width</text:p>
      <text:p text:style-name="P21"><text:tab/>-info.height</text:p>
      <text:p text:style-name="P21"><text:tab/>-info.color</text:p>
      <text:p text:style-name="P21"><text:tab/>-info.dragging - is currently being dragged</text:p>
      <text:p text:style-name="P21"/>
      <text:p text:style-name="P2"><text:span text:style-name="T20"><text:tab/>-physic.v - velocity vector</text:span><text:span text:style-name="T19"> [px/s]<text:tab/></text:span></text:p>
      <text:p text:style-name="P2"><text:span text:style-name="T20"><text:tab/>-physic.w - angular velocity vector </text:span><text:span text:style-name="T19">[deg/s]</text:span><text:span text:style-name="T20"><text:tab/></text:span></text:p>
      <text:p text:style-name="P21"><text:tab/>-physic.density - element's density</text:p>
      <text:p text:style-name="P21"><text:tab/>-physic.mass - element's mass</text:p>
      <text:p text:style-name="P21"><text:tab/>-physic.inertia - element's moment of inertia</text:p>
      <text:p text:style-name="P21"><text:tab/>-physic.elastic - element's kinetic absortpion (1 mans no absorption occures)</text:p>
      <text:p text:style-name="P21">Class contains methods:</text:p>
      <text:p text:style-name="P4"><text:span text:style-name="T4"><text:tab/>-</text:span><text:span text:style-name="T3">addCSS()</text:span><text:span text:style-name="T4"> - creates html element and append it to </text:span><text:span text:style-name="T8">simplePhysic.scene</text:span></text:p>
      <text:p text:style-name="P4"><text:span text:style-name="T10"><text:tab/>-</text:span><text:span text:style-name="T3">styleCSS()</text:span><text:span text:style-name="T4"> - abstract method being overridden by inheriting class</text:span></text:p>
      <text:p text:style-name="P4"><text:span text:style-name="T4"><text:tab/>-</text:span><text:span text:style-name="T3">removeCSS() </text:span><text:span text:style-name="T4">- removes html element</text:span></text:p>
      <text:p text:style-name="P4"><text:span text:style-name="T4"><text:tab/>-</text:span><text:span text:style-name="T3">setPosition()</text:span><text:span text:style-name="T4"> - sets current element's position</text:span></text:p>
      <text:p text:style-name="P4"><text:span text:style-name="T4"><text:tab/>-</text:span><text:span text:style-name="T3">move()</text:span><text:span text:style-name="T4"> - sets new postion of element based on given </text:span><text:span text:style-name="T8">velocityVector</text:span></text:p>
      <text:p text:style-name="P4"><text:span text:style-name="T4"><text:tab/>-</text:span><text:span text:style-name="T3">getPositionVector()</text:span><text:span text:style-name="T4"> - returns base position of html element which is left top point <text:tab/>od &lt;div&gt;. Point is static to any element's rotation.</text:span></text:p>
      <text:p text:style-name="P4"><text:span text:style-name="T4"><text:tab/>-</text:span><text:span text:style-name="T3">getCenterVector()</text:span><text:span text:style-name="T4"> - returns center of html element<text:tab/></text:span></text:p>
      <text:p text:style-name="P4"><text:span text:style-name="T4"><text:tab/>-</text:span><text:span text:style-name="T3">setDragging()</text:span><text:span text:style-name="T4"> - sets state whether element is currently being dragged</text:span></text:p>
      <text:p text:style-name="P21"/>
      <text:p text:style-name="P2"><text:span text:style-name="T12"><text:tab/></text:span><text:span text:style-name="T21">circle - </text:span><text:span text:style-name="T18">dependency (simplePhysic.geometry, simplePhysic.vector)</text:span><text:span text:style-name="T19"> </text:span><text:span text:style-name="T18">-</text:span><text:span text:style-name="T19"> </text:span><text:span text:style-name="T18">current ver (1.1)</text:span></text:p>
      <text:p text:style-name="P3"><text:span text:style-name="T24"><text:tab/></text:span><text:span text:style-name="T26">Circle</text:span><text:span text:style-name="T20"> is a extension class to </text:span><text:span text:style-name="T26">Geometry</text:span><text:span text:style-name="T20"> that describes circle geometry of HTML elements. </text:span><text:span text:style-name="T26">Circle</text:span><text:span text:style-name="T20"> object is created by passing it's width</text:span><text:span text:style-name="T25">(radius)</text:span><text:span text:style-name="T20">, position and color. </text:span></text:p>
      <text:p text:style-name="P21">Class contains methods:</text:p>
      <text:p text:style-name="P4"><text:span text:style-name="T4"><text:tab/>-</text:span><text:span text:style-name="T3">styleCSS() </text:span><text:span text:style-name="T4">- creates circle shaped html element</text:span></text:p>
      <text:p text:style-name="P21"/>
      <text:p text:style-name="P2"><text:span text:style-name="T12"><text:tab/></text:span><text:span text:style-name="T21">rectangle - </text:span><text:span text:style-name="T18">dependency (simplePhysic.geometry, simplePhysic.vector)</text:span><text:span text:style-name="T19"> </text:span><text:span text:style-name="T18">-</text:span><text:span text:style-name="T19"> </text:span><text:span text:style-name="T18">current ver (1.1)</text:span></text:p>
      <text:p text:style-name="P3"><text:span text:style-name="T24"><text:tab/></text:span><text:span text:style-name="T26">Rectangle</text:span><text:span text:style-name="T20"> is a extension class to </text:span><text:span text:style-name="T26">Geometry</text:span><text:span text:style-name="T20"> that describes rectangle geometry of HTML elements. </text:span><text:span text:style-name="T26">Rectangle</text:span><text:span text:style-name="T20"> object is created by passing it's width, height, position and color. </text:span></text:p>
      <text:p text:style-name="P21">Class contains methods:</text:p>
      <text:p text:style-name="P4"><text:span text:style-name="T4"><text:tab/>-</text:span><text:span text:style-name="T3">styleCSS()</text:span><text:span text:style-name="T4"> - creates rectangle shaped html element</text:span></text:p>
      <text:p text:style-name="P4"><text:span text:style-name="T4"><text:tab/>-</text:span><text:span text:style-name="T3">getPointVector() </text:span><text:span text:style-name="T4">- returns arrays of vectors which points rectangle edges. <text:tab/>Counting edges is counter clockwise</text:span></text:p>
      <text:p text:style-name="P21"/>
      <text:p text:style-name="P15"><text:tab/>simplePhysic.collision</text:p>
      <text:p text:style-name="P3"><text:span text:style-name="T13"><text:tab/></text:span><text:span text:style-name="T14">Every collision calculation is divided into 3 parts: </text:span></text:p>
      <text:list xml:id="list1260142067530128220" text:style-name="L8">
        <text:list-item>
          <text:list>
            <text:list-item>
              <text:list>
                <text:list-item>
                  <text:p text:style-name="P26"><text:span text:style-name="T4">detect - which chcecks if collision occured. Every detect function also returns </text:span><text:span text:style-name="T3">collide</text:span><text:span text:style-name="T4"> object that at least contains: </text:span><text:span text:style-name="T8">normalUnit</text:span><text:span text:style-name="T4"> <text:s/>(normal vector to collision surface changed to unit), </text:span><text:span text:style-name="T8">collideVector</text:span><text:span text:style-name="T4"> (point of collision), </text:span><text:span text:style-name="T8">distanceVector</text:span><text:span text:style-name="T4"> (translation vector needed to remove elements' intersaction)</text:span></text:p>
                </text:list-item>
                <text:list-item>
                  <text:p text:style-name="P26"><text:span text:style-name="T4">affect - which applies collision impulse based on </text:span><text:span text:style-name="T3">collide</text:span><text:span text:style-name="T4"> object returned by detect functon</text:span></text:p>
                </text:list-item>
                <text:list-item>
                  <text:p text:style-name="P22">remove - which removes element's intersaction</text:p>
                </text:list-item>
              </text:list>
            </text:list-item>
          </text:list>
        </text:list-item>
      </text:list>
      <text:p text:style-name="P15"/>
      <text:p text:style-name="P3"><text:span text:style-name="T22"><text:tab/>detectBallFrameCollision() - </text:span><text:span text:style-name="T24">dependency (simplePhysic.vector, simplePhysic.circle)</text:span><text:span text:style-name="T25"> </text:span><text:span text:style-name="T24">-</text:span><text:span text:style-name="T25"> </text:span><text:span text:style-name="T24">current ver (1.1)</text:span></text:p>
      <text:p text:style-name="P3"><text:soft-page-break/><text:span text:style-name="T24"><text:tab/></text:span><text:span text:style-name="T26">DetectBallFrameCollision()</text:span><text:span text:style-name="T20"> is a function that checks whether </text:span><text:span text:style-name="T26">simplePhysic.circle</text:span><text:span text:style-name="T20"> collides with </text:span><text:span text:style-name="T26">simplePhysic.scene</text:span><text:span text:style-name="T20"> 's frame. Base condition is simple, distance between </text:span><text:span text:style-name="T26">getCenterVector()</text:span><text:span text:style-name="T20"> and <text:s/></text:span><text:span text:style-name="T26">simplePhysic.scene</text:span><text:span text:style-name="T20"> frames has to be smaller then circle radius. Returns array of </text:span><text:span text:style-name="T22">collide </text:span><text:span text:style-name="T20">object {</text:span><text:span text:style-name="T26">normalUnit</text:span><text:span text:style-name="T20">, </text:span><text:span text:style-name="T26">distanceVector</text:span><text:span text:style-name="T20">, </text:span><text:span text:style-name="T26">collideVector</text:span><text:span text:style-name="T20">}</text:span></text:p>
      <text:p text:style-name="P6"><text:tab/></text:p>
      <text:p text:style-name="P3"><text:span text:style-name="T22"><text:tab/>detectBallBallCollision() - </text:span><text:span text:style-name="T24">dependency (simplePhysic.vector, simplePhysic.circle)</text:span><text:span text:style-name="T25"> </text:span><text:span text:style-name="T24">-</text:span><text:span text:style-name="T25"> </text:span><text:span text:style-name="T24">current ver (1.1)</text:span></text:p>
      <text:p text:style-name="P3"><text:span text:style-name="T20"><text:tab/></text:span><text:span text:style-name="T23">DetectBallFrameCollision()</text:span><text:span text:style-name="T20"> is a function that checks whether </text:span><text:span text:style-name="T23">simplePhysic.circle</text:span><text:span text:style-name="T20"> collides with </text:span><text:span text:style-name="T23">simplePhysic.circle</text:span><text:span text:style-name="T20">. Base condition is simple, distance between </text:span><text:span text:style-name="T23">getCenterVector()</text:span><text:span text:style-name="T20"> has to be smaller than sum of </text:span><text:span text:style-name="T26">circle</text:span><text:span text:style-name="T20">'s radius. Returns </text:span><text:span text:style-name="T22">collide </text:span><text:span text:style-name="T20">object {</text:span><text:span text:style-name="T23">distanceCenters</text:span><text:span text:style-name="T20"> (distance to </text:span><text:span text:style-name="T26">circle</text:span><text:span text:style-name="T20">'s centers), </text:span><text:span text:style-name="T23">normalUnit1</text:span><text:span text:style-name="T20">, </text:span><text:span text:style-name="T23">normalUnit2,</text:span><text:span text:style-name="T20"> <text:s/></text:span><text:span text:style-name="T23">collideVector</text:span><text:span text:style-name="T20">}</text:span></text:p>
      <text:p text:style-name="P21"/>
      <text:p text:style-name="P3"><text:span text:style-name="T22"><text:tab/>detectRectangleFrameCollision() - </text:span><text:span text:style-name="T24">dependency (simplePhysic.vector, simplePhysic.rectangle)</text:span><text:span text:style-name="T25"> </text:span><text:span text:style-name="T24">-</text:span><text:span text:style-name="T25"> </text:span><text:span text:style-name="T24">current ver (1.1)</text:span></text:p>
      <text:p text:style-name="P3"><text:span text:style-name="T20"><text:tab/></text:span><text:span text:style-name="T23">DetectRectangleFrameCollision()</text:span><text:span text:style-name="T20"> is a function that checks whether </text:span><text:span text:style-name="T23">simplePhysic.rectangle</text:span><text:span text:style-name="T20"> collides with </text:span><text:span text:style-name="T23">simplePhysic.scene</text:span><text:span text:style-name="T20"> 's frame. Base condition is simple, rectangles edges which are described by </text:span><text:span text:style-name="T26">getPointsVector()</text:span><text:span text:style-name="T20"> cannot be beyond </text:span><text:span text:style-name="T26">simplePhysic.scene</text:span><text:span text:style-name="T20"> frames. Returns array of </text:span><text:span text:style-name="T22">collide </text:span><text:span text:style-name="T20">object {</text:span><text:span text:style-name="T26">normalUnit</text:span><text:span text:style-name="T20">, </text:span><text:span text:style-name="T26">magnitude</text:span><text:span text:style-name="T20"> (magnitude of </text:span><text:span text:style-name="T26">distanceVector</text:span><text:span text:style-name="T20">), </text:span><text:span text:style-name="T26">collideVector</text:span><text:span text:style-name="T20">}</text:span></text:p>
      <text:p text:style-name="P21"/>
      <text:p text:style-name="P3"><text:span text:style-name="T22"><text:tab/>detectRectangleRectangleCollision() - </text:span><text:span text:style-name="T24">dependency (simplePhysic.vector, simplePhysic.line, simplePhysic.rectangle)</text:span><text:span text:style-name="T25"> </text:span><text:span text:style-name="T24">-</text:span><text:span text:style-name="T25"> </text:span><text:span text:style-name="T24">current ver (1.1) </text:span></text:p>
      <text:p text:style-name="P29">(HIGHLY INEFFICIENT, needs to be replaced by faster algorithm)</text:p>
      <text:p text:style-name="P3"><text:span text:style-name="T20"><text:tab/></text:span><text:span text:style-name="T23">DetectRectangleRectangleCollision()</text:span><text:span text:style-name="T20"> is a function that checks whether </text:span><text:span text:style-name="T23">simplePhysic.rectangle</text:span><text:span text:style-name="T20"> collides with </text:span><text:span text:style-name="T23">simplePhysic.rectangle</text:span><text:span text:style-name="T20">. Base condition is simple, if one of the sides of rectangle which are described by </text:span><text:span text:style-name="T26">simplePhysic.line</text:span><text:span text:style-name="T20"> intersact each other collision occures. However finding propriate </text:span><text:span text:style-name="T22">collide</text:span><text:span text:style-name="T20"> object of this collision is more complicated. </text:span></text:p>
      <text:list xml:id="list5485146497072308422" text:style-name="L9">
        <text:list-item>
          <text:list>
            <text:list-item>
              <text:list>
                <text:list-item>
                  <text:p text:style-name="P30"><text:span text:style-name="T28">Interates every combination of rectangle's sides. If intersaction is found puts collision information into array. Most importent is </text:span><text:span text:style-name="T27">distanceVector</text:span><text:span text:style-name="T28"> which is </text:span><text:span text:style-name="T27">line.distanceToPoint2D()</text:span><text:span text:style-name="T28"> vector created to be normal to static element and one edge of movable element and </text:span><text:span text:style-name="T27">normalUnit</text:span><text:span text:style-name="T28"> of static element. One intersaction has 4 possible scenerios of collision.</text:span></text:p>
                </text:list-item>
                <text:list-item>
                  <text:p text:style-name="P30"><text:span text:style-name="T28">Sorts array of collision's scenario by <text:s/></text:span><text:span text:style-name="T27">distanceVector</text:span><text:span text:style-name="T28"> magnitude. Smaller to higher.</text:span></text:p>
                </text:list-item>
                <text:list-item>
                  <text:p text:style-name="P30"><text:span text:style-name="T28">Translate moveable element by </text:span><text:span text:style-name="T27">correctedDistanceVector</text:span><text:span text:style-name="T28"> which is </text:span><text:span text:style-name="T27">vector.assimilate()</text:span><text:span text:style-name="T28"> of </text:span><text:span text:style-name="T27">distanceVector</text:span><text:span text:style-name="T28"> and <text:s/></text:span><text:span text:style-name="T27">normalUnit</text:span><text:span text:style-name="T28">. If collision still occures takes another scenario into cosideration and reapet translation.</text:span></text:p>
                </text:list-item>
              </text:list>
            </text:list-item>
          </text:list>
        </text:list-item>
      </text:list>
      <text:p text:style-name="P21"/>
      <text:p text:style-name="P15"><text:tab/>simplePhysic.simulation</text:p>
      <text:p text:style-name="P3"><text:span text:style-name="T13"><text:tab/></text:span><text:span text:style-name="T26">Simulation</text:span><text:span text:style-name="T20"> is a module in </text:span><text:span text:style-name="T23">simplePhysic </text:span><text:span text:style-name="T20">object that contains one function called </text:span><text:span text:style-name="T26">simulate()</text:span><text:span text:style-name="T20">. </text:span></text:p>
      <text:p text:style-name="P21">Module contains constant:</text:p>
      <text:p text:style-name="P21"><text:tab/>-REFRESH_PERIOD – it is time beetwen next calculation of simulation state</text:p>
      <text:p text:style-name="P21">Module contains states:</text:p>
      <text:p text:style-name="P4"><text:span text:style-name="T4"><text:tab/>-simulationInterval – contains object of current </text:span><text:span text:style-name="T8">setInterval()</text:span></text:p>
      <text:p text:style-name="P21"><text:tab/>-checkObjectCollision – allows to check object's collision</text:p>
      <text:p text:style-name="P21"><text:tab/>-checkFrameCollision – allows to check object's collision with frame</text:p>
      <text:p text:style-name="P21">Module contains function:</text:p>
      <text:p text:style-name="P4"><text:span text:style-name="T4"><text:tab/>-</text:span><text:span text:style-name="T3">simulate()</text:span><text:span text:style-name="T4"> - clears then attaches function of simulation process to </text:span><text:span text:style-name="T8">setInterval()</text:span><text:span text:style-name="T4">.</text:span></text:p>
      <text:p text:style-name="P21">Function of simulation process is a set of phases that leads to collision calculation, affect global effect or move object. Phases:</text:p>
      <text:list xml:id="list5547439319733842886"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<text:soft-page-break/>Add global effects (Gravity effect)</text:p>
                        </text:list-item>
                        <text:list-item>
                          <text:p text:style-name="P23">Check frame collision</text:p>
                        </text:list-item>
                        <text:list-item>
                          <text:p text:style-name="P23">Check object to object collision</text:p>
                        </text:list-item>
                        <text:list-item>
                          <text:p text:style-name="P23">Move objec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Arimo"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2M6S</meta:editing-duration>
    <meta:editing-cycles>27</meta:editing-cycles>
    <meta:generator>OpenOffice/4.1.10$Win32 OpenOffice.org_project/4110m2$Build-9807</meta:generator>
    <dc:date>2021-08-02T08:08:05.51</dc:date>
    <meta:document-statistic meta:table-count="0" meta:image-count="3" meta:object-count="0" meta:page-count="5" meta:paragraph-count="134" meta:word-count="1180" meta:character-count="9072"/>
    <meta:user-defined meta:name="Info 1"/>
    <meta:user-defined meta:name="Info 2"/>
    <meta:user-defined meta:name="Info 3"/>
    <meta:user-defined meta:name="Info 4"/>
  </office:meta>
</office:document-meta>
</file>